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esign</text:p>
          </table:table-cell>
          <table:table-cell table:style-name="ce1" office:value-type="string" calcext:value-type="string">
            <text:p>Latency (cy)</text:p>
          </table:table-cell>
          <table:table-cell table:style-name="ce1" office:value-type="string" calcext:value-type="string">
            <text:p>Latency (ns)</text:p>
          </table:table-cell>
          <table:table-cell table:style-name="ce1" office:value-type="string" calcext:value-type="string">
            <text:p>BRAMs</text:p>
          </table:table-cell>
          <table:table-cell table:style-name="ce1" office:value-type="string" calcext:value-type="string">
            <text:p>DSPs</text:p>
          </table:table-cell>
          <table:table-cell table:style-name="ce1" office:value-type="string" calcext:value-type="string">
            <text:p>FF</text:p>
          </table:table-cell>
          <table:table-cell table:style-name="ce1" office:value-type="string" calcext:value-type="string">
            <text:p>LUT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sc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30573160" calcext:value-type="float">
            <text:p>330573160</text:p>
          </table:table-cell>
          <table:table-cell table:style-name="ce1" office:value-type="string" calcext:value-type="string">
            <text:p>3.306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91" calcext:value-type="float">
            <text:p>991</text:p>
          </table:table-cell>
          <table:table-cell table:style-name="ce1" office:value-type="float" office:value="1735" calcext:value-type="float">
            <text:p>1735</text:p>
          </table:table-cell>
          <table:table-cell/>
          <table:table-cell table:style-name="ce1" office:value-type="string" calcext:value-type="string">
            <text:p>Baseline</text:p>
          </table:table-cell>
          <table:table-cell table:number-columns-repeated="10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709903720" calcext:value-type="float">
            <text:p>709903720</text:p>
          </table:table-cell>
          <table:table-cell table:style-name="ce1" office:value-type="string" calcext:value-type="string">
            <text:p>7.099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310" calcext:value-type="float">
            <text:p>4310</text:p>
          </table:table-cell>
          <table:table-cell table:style-name="ce1" office:value-type="float" office:value="7984" calcext:value-type="float">
            <text:p>7984</text:p>
          </table:table-cell>
          <table:table-cell/>
          <table:table-cell table:style-name="ce1" office:value-type="string" calcext:value-type="string">
            <text:p>block partition input and output arrays with factor 224</text:p>
          </table:table-cell>
          <table:table-cell table:number-columns-repeated="10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74763031" calcext:value-type="float">
            <text:p>174763031</text:p>
          </table:table-cell>
          <table:table-cell table:style-name="ce1" office:value-type="string" calcext:value-type="string">
            <text:p>1.837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54" calcext:value-type="float">
            <text:p>1554</text:p>
          </table:table-cell>
          <table:table-cell table:style-name="ce1" office:value-type="float" office:value="2676" calcext:value-type="float">
            <text:p>2676</text:p>
          </table:table-cell>
          <table:table-cell/>
          <table:table-cell table:style-name="ce1" office:value-type="string" calcext:value-type="string">
            <text:p>pipeline ii=1 on innermost loops of gemm and im2col</text:p>
          </table:table-cell>
          <table:table-cell table:number-columns-repeated="101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31411007" calcext:value-type="float">
            <text:p>131411007</text:p>
          </table:table-cell>
          <table:table-cell table:style-name="ce1" office:value-type="string" calcext:value-type="string">
            <text:p>1.993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084" calcext:value-type="float">
            <text:p>8084</text:p>
          </table:table-cell>
          <table:table-cell table:style-name="ce1" office:value-type="float" office:value="10393" calcext:value-type="float">
            <text:p>10393</text:p>
          </table:table-cell>
          <table:table-cell/>
          <table:table-cell table:style-name="ce1" office:value-type="string" calcext:value-type="string">
            <text:p>combines 2 and 3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Design</text:p>
          </table:table-cell>
          <table:table-cell table:style-name="ce1" office:value-type="string" calcext:value-type="string">
            <text:p>Latency (cy)</text:p>
          </table:table-cell>
          <table:table-cell table:style-name="ce1" office:value-type="string" calcext:value-type="string">
            <text:p>Latency (ns)</text:p>
          </table:table-cell>
          <table:table-cell table:style-name="ce1" office:value-type="string" calcext:value-type="string">
            <text:p>BRAMs</text:p>
          </table:table-cell>
          <table:table-cell table:style-name="ce1" office:value-type="string" calcext:value-type="string">
            <text:p>DSPs</text:p>
          </table:table-cell>
          <table:table-cell table:style-name="ce1" office:value-type="string" calcext:value-type="string">
            <text:p>FF</text:p>
          </table:table-cell>
          <table:table-cell table:style-name="ce1" office:value-type="string" calcext:value-type="string">
            <text:p>LUT</text:p>
          </table:table-cell>
          <table:table-cell table:style-name="ce1" office:value-type="string" calcext:value-type="string">
            <text:p>Estimated Area</text:p>
          </table:table-cell>
          <table:table-cell table:style-name="ce1" office:value-type="string" calcext:value-type="string">
            <text:p>Desc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1554922" calcext:value-type="float">
            <text:p>11554922</text:p>
          </table:table-cell>
          <table:table-cell table:style-name="ce1" office:value-type="string" calcext:value-type="string">
            <text:p>0.116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83" calcext:value-type="float">
            <text:p>1283</text:p>
          </table:table-cell>
          <table:table-cell table:style-name="ce1" office:value-type="float" office:value="3462" calcext:value-type="float">
            <text:p>3462</text:p>
          </table:table-cell>
          <table:table-cell/>
          <table:table-cell table:style-name="ce1" office:value-type="string" calcext:value-type="string">
            <text:p>Baseline</text:p>
          </table:table-cell>
          <table:table-cell table:number-columns-repeated="10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0948763" calcext:value-type="float">
            <text:p>10948763</text:p>
          </table:table-cell>
          <table:table-cell table:style-name="ce1" office:value-type="string" calcext:value-type="string">
            <text:p>0.109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45" calcext:value-type="float">
            <text:p>1445</text:p>
          </table:table-cell>
          <table:table-cell table:style-name="ce1" office:value-type="float" office:value="2933" calcext:value-type="float">
            <text:p>2933</text:p>
          </table:table-cell>
          <table:table-cell/>
          <table:table-cell table:style-name="ce1" office:value-type="string" calcext:value-type="string">
            <text:p>complete partition of ker, win, buf</text:p>
          </table:table-cell>
          <table:table-cell table:number-columns-repeated="10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1402360" calcext:value-type="float">
            <text:p>11402360</text:p>
          </table:table-cell>
          <table:table-cell table:style-name="ce1" office:value-type="string" calcext:value-type="string">
            <text:p>0.114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93" calcext:value-type="float">
            <text:p>993</text:p>
          </table:table-cell>
          <table:table-cell table:style-name="ce1" office:value-type="float" office:value="3142" calcext:value-type="float">
            <text:p>3142</text:p>
          </table:table-cell>
          <table:table-cell/>
          <table:table-cell table:style-name="ce1" office:value-type="string" calcext:value-type="string">
            <text:p>full unroll of initialization outer loops (the 3 loops before x and y)</text:p>
          </table:table-cell>
          <table:table-cell table:number-columns-repeated="101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1554872" calcext:value-type="float">
            <text:p>11554872</text:p>
          </table:table-cell>
          <table:table-cell table:style-name="ce1" office:value-type="string" calcext:value-type="string">
            <text:p>0.116s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316" calcext:value-type="float">
            <text:p>1316</text:p>
          </table:table-cell>
          <table:table-cell table:style-name="ce1" office:value-type="float" office:value="3633" calcext:value-type="float">
            <text:p>3633</text:p>
          </table:table-cell>
          <table:table-cell/>
          <table:table-cell table:style-name="ce1" office:value-type="string" calcext:value-type="string">
            <text:p>full unroll of all inner initialization loops, but buf init is pipelined</text:p>
          </table:table-cell>
          <table:table-cell table:number-columns-repeated="101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1554882" calcext:value-type="float">
            <text:p>11554882</text:p>
          </table:table-cell>
          <table:table-cell table:style-name="ce1" office:value-type="string" calcext:value-type="string">
            <text:p>0.116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48" calcext:value-type="float">
            <text:p>1348</text:p>
          </table:table-cell>
          <table:table-cell table:style-name="ce1" office:value-type="float" office:value="3568" calcext:value-type="float">
            <text:p>3568</text:p>
          </table:table-cell>
          <table:table-cell/>
          <table:table-cell table:style-name="ce1" office:value-type="string" calcext:value-type="string">
            <text:p>pipeline inner loops of init loops</text:p>
          </table:table-cell>
          <table:table-cell table:number-columns-repeated="101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7380616" calcext:value-type="float">
            <text:p>7380616</text:p>
          </table:table-cell>
          <table:table-cell table:style-name="ce1" office:value-type="string" calcext:value-type="string">
            <text:p>76.845m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686" calcext:value-type="float">
            <text:p>3686</text:p>
          </table:table-cell>
          <table:table-cell table:style-name="ce1" office:value-type="float" office:value="4887" calcext:value-type="float">
            <text:p>4887</text:p>
          </table:table-cell>
          <table:table-cell/>
          <table:table-cell table:style-name="ce1" office:value-type="string" calcext:value-type="string">
            <text:p>2, all window and kernel related loops are fully unrolled</text:p>
          </table:table-cell>
          <table:table-cell table:number-columns-repeated="101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7279140" calcext:value-type="float">
            <text:p>7279140</text:p>
          </table:table-cell>
          <table:table-cell table:style-name="ce1" office:value-type="string" calcext:value-type="string">
            <text:p>75.788m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879" calcext:value-type="float">
            <text:p>3879</text:p>
          </table:table-cell>
          <table:table-cell table:style-name="ce1" office:value-type="float" office:value="5004" calcext:value-type="float">
            <text:p>5004</text:p>
          </table:table-cell>
          <table:table-cell/>
          <table:table-cell table:style-name="ce1" office:value-type="string" calcext:value-type="string">
            <text:p>6, all buffer related inner loops are pipelined</text:p>
          </table:table-cell>
          <table:table-cell table:number-columns-repeated="101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7279367" calcext:value-type="float">
            <text:p>7279367</text:p>
          </table:table-cell>
          <table:table-cell table:style-name="ce1" office:value-type="string" calcext:value-type="string">
            <text:p>75.791ms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933" calcext:value-type="float">
            <text:p>3933</text:p>
          </table:table-cell>
          <table:table-cell table:style-name="ce1" office:value-type="float" office:value="5862" calcext:value-type="float">
            <text:p>5862</text:p>
          </table:table-cell>
          <table:table-cell/>
          <table:table-cell table:style-name="ce1" office:value-type="string" calcext:value-type="string">
            <text:p>7, all buffer related outer loops are fully unrolled</text:p>
          </table:table-cell>
          <table:table-cell table:number-columns-repeated="101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8133481" calcext:value-type="float">
            <text:p>8133481</text:p>
          </table:table-cell>
          <table:table-cell table:style-name="ce1" office:value-type="string" calcext:value-type="string">
            <text:p>81.335m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852" calcext:value-type="float">
            <text:p>7852</text:p>
          </table:table-cell>
          <table:table-cell table:style-name="ce1" office:value-type="float" office:value="4662" calcext:value-type="float">
            <text:p>4662</text:p>
          </table:table-cell>
          <table:table-cell/>
          <table:table-cell table:style-name="ce1" office:value-type="string" calcext:value-type="string">
            <text:p>7, operations in x loop are put into a pipelined outer loop (kc)</text:p>
          </table:table-cell>
          <table:table-cell table:number-columns-repeated="10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7279140" calcext:value-type="float">
            <text:p>7279140</text:p>
          </table:table-cell>
          <table:table-cell table:style-name="ce1" office:value-type="string" calcext:value-type="string">
            <text:p>75.788m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879" calcext:value-type="float">
            <text:p>3879</text:p>
          </table:table-cell>
          <table:table-cell table:style-name="ce1" office:value-type="float" office:value="5004" calcext:value-type="float">
            <text:p>5004</text:p>
          </table:table-cell>
          <table:table-cell/>
          <table:table-cell table:style-name="ce1" office:value-type="string" calcext:value-type="string">
            <text:p>7, all dimensions of ker and win are paritioned (no difference)</text:p>
          </table:table-cell>
          <table:table-cell table:number-columns-repeated="101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7732975" calcext:value-type="float">
            <text:p>7732975</text:p>
          </table:table-cell>
          <table:table-cell table:style-name="ce1" office:value-type="string" calcext:value-type="string">
            <text:p>77.330m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839" calcext:value-type="float">
            <text:p>8839</text:p>
          </table:table-cell>
          <table:table-cell table:style-name="ce1" office:value-type="float" office:value="5342" calcext:value-type="float">
            <text:p>5342</text:p>
          </table:table-cell>
          <table:table-cell/>
          <table:table-cell table:style-name="ce1" office:value-type="string" calcext:value-type="string">
            <text:p>all outer loops are pipelined</text:p>
          </table:table-cell>
          <table:table-cell table:number-columns-repeated="1015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 table:style-name="ce1" office:value-type="string" calcext:value-type="string">
            <text:p>Suspect</text:p>
          </table:table-cell>
          <table:table-cell table:number-columns-repeated="102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436612" calcext:value-type="float">
            <text:p>436612</text:p>
          </table:table-cell>
          <table:table-cell table:style-name="ce1" office:value-type="string" calcext:value-type="string">
            <text:p>4.366m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8031" calcext:value-type="float">
            <text:p>8031</text:p>
          </table:table-cell>
          <table:table-cell table:style-name="ce1" office:value-type="float" office:value="7688" calcext:value-type="float">
            <text:p>7688</text:p>
          </table:table-cell>
          <table:table-cell/>
          <table:table-cell table:style-name="ce1" office:value-type="string" calcext:value-type="string">
            <text:p>7, x loop is pipelined</text:p>
          </table:table-cell>
          <table:table-cell table:number-columns-repeated="101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7279143" calcext:value-type="float">
            <text:p>7279143</text:p>
          </table:table-cell>
          <table:table-cell table:style-name="ce1" office:value-type="string" calcext:value-type="string">
            <text:p>75.788m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16" calcext:value-type="float">
            <text:p>2116</text:p>
          </table:table-cell>
          <table:table-cell table:style-name="ce1" office:value-type="float" office:value="3121" calcext:value-type="float">
            <text:p>3121</text:p>
          </table:table-cell>
          <table:table-cell/>
          <table:table-cell table:style-name="ce1" office:value-type="string" calcext:value-type="string">
            <text:p>kernel initialization is pipelined instead of unrolled</text:p>
          </table:table-cell>
          <table:table-cell table:number-columns-repeated="1015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5" meta:object-count="0"/>
    <meta:generator>LibreOfficeDev/6.0.5.2$Linux_X86_64 LibreOffice_project/</meta:generator>
  </office:meta>
</office:document-meta>
</file>